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F Mono" svg:font-family="'SF Mono', Menlo, monospace"/>
    <style:font-face style:name="inherit" svg:font-family="inherit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style:font-name="inherit"/>
    </style:style>
    <style:style style:name="P2" style:family="paragraph" style:parent-style-name="Text_20_body">
      <style:text-properties style:font-name="inherit" officeooo:paragraph-rsid="001d0cb4"/>
    </style:style>
    <style:style style:name="P3" style:family="paragraph" style:parent-style-name="Text_20_body">
      <style:text-properties style:font-name="inherit" fo:font-weight="bold" style:font-weight-asian="bold" style:font-weight-complex="bold"/>
    </style:style>
    <style:style style:name="P4" style:family="paragraph" style:parent-style-name="Text_20_body">
      <style:text-properties style:font-name="inherit" fo:font-weight="bold" officeooo:rsid="001f7599" officeooo:paragraph-rsid="001f7599" style:font-weight-asian="bold" style:font-weight-complex="bold"/>
    </style:style>
    <style:style style:name="P5" style:family="paragraph" style:parent-style-name="Text_20_body">
      <style:text-properties style:font-name="inherit" fo:font-weight="bold" officeooo:rsid="001f7599" officeooo:paragraph-rsid="00213410" style:font-weight-asian="bold" style:font-weight-complex="bold"/>
    </style:style>
    <style:style style:name="P6" style:family="paragraph" style:parent-style-name="Text_20_body">
      <style:text-properties style:font-name="inherit" fo:font-weight="bold" officeooo:rsid="00213410" officeooo:paragraph-rsid="00213410" style:font-weight-asian="bold" style:font-weight-complex="bold"/>
    </style:style>
    <style:style style:name="P7" style:family="paragraph" style:parent-style-name="Text_20_body">
      <style:text-properties style:font-name="inherit" fo:font-weight="bold" officeooo:rsid="00229884" officeooo:paragraph-rsid="00229884" style:font-weight-asian="bold" style:font-weight-complex="bold"/>
    </style:style>
    <style:style style:name="P8" style:family="paragraph" style:parent-style-name="Text_20_body">
      <style:text-properties style:font-name="inherit" fo:font-weight="bold" officeooo:paragraph-rsid="00236d78" style:font-weight-asian="bold" style:font-weight-complex="bold"/>
    </style:style>
    <style:style style:name="P9" style:family="paragraph" style:parent-style-name="Text_20_body">
      <style:text-properties style:font-name="inherit" fo:font-weight="bold" officeooo:rsid="00236d78" officeooo:paragraph-rsid="00236d78" style:font-weight-asian="bold" style:font-weight-complex="bold"/>
    </style:style>
    <style:style style:name="P10" style:family="paragraph" style:parent-style-name="Text_20_body">
      <style:text-properties style:font-name="inherit" fo:font-weight="bold" officeooo:rsid="00223d28" officeooo:paragraph-rsid="00223d28" style:font-weight-asian="bold" style:font-weight-complex="bold"/>
    </style:style>
    <style:style style:name="P11" style:family="paragraph" style:parent-style-name="Text_20_body">
      <style:text-properties style:font-name="inherit" fo:font-weight="bold" officeooo:rsid="00260a77" officeooo:paragraph-rsid="00260a77" style:font-weight-asian="bold" style:font-weight-complex="bold"/>
    </style:style>
    <style:style style:name="P12" style:family="paragraph" style:parent-style-name="Text_20_body">
      <style:text-properties style:font-name="inherit" style:text-underline-style="solid" style:text-underline-width="auto" style:text-underline-color="font-color" fo:font-weight="bold" style:font-weight-asian="bold" style:font-weight-complex="bold"/>
    </style:style>
    <style:style style:name="P13" style:family="paragraph" style:parent-style-name="Text_20_body">
      <style:text-properties style:font-name="inherit" style:text-underline-style="solid" style:text-underline-width="auto" style:text-underline-color="font-color" fo:font-weight="bold" officeooo:rsid="001d0cb4" officeooo:paragraph-rsid="001d0cb4" style:font-weight-asian="bold" style:font-weight-complex="bold"/>
    </style:style>
    <style:style style:name="P14" style:family="paragraph" style:parent-style-name="Text_20_body">
      <style:text-properties style:font-name="inherit" style:text-underline-style="solid" style:text-underline-width="auto" style:text-underline-color="font-color" fo:font-weight="bold" officeooo:rsid="0021da4b" officeooo:paragraph-rsid="0021da4b" style:font-weight-asian="bold" style:font-weight-complex="bold"/>
    </style:style>
    <style:style style:name="P15" style:family="paragraph" style:parent-style-name="Text_20_body">
      <style:text-properties style:font-name="inherit" style:text-underline-style="solid" style:text-underline-width="auto" style:text-underline-color="font-color" fo:font-weight="bold" officeooo:rsid="00223d28" officeooo:paragraph-rsid="00223d28" style:font-weight-asian="bold" style:font-weight-complex="bold"/>
    </style:style>
    <style:style style:name="P16" style:family="paragraph" style:parent-style-name="Text_20_body">
      <style:text-properties style:font-name="inherit" style:text-underline-style="none" fo:font-weight="normal" officeooo:rsid="00223d28" officeooo:paragraph-rsid="00223d28" style:font-weight-asian="normal" style:font-weight-complex="normal"/>
    </style:style>
    <style:style style:name="P17" style:family="paragraph" style:parent-style-name="Text_20_body">
      <style:text-properties style:font-name="inherit" fo:font-weight="normal" style:font-weight-asian="normal" style:font-weight-complex="normal"/>
    </style:style>
    <style:style style:name="P18" style:family="paragraph" style:parent-style-name="Text_20_body">
      <style:text-properties style:font-name="inherit" fo:font-weight="normal" officeooo:rsid="00236d78" officeooo:paragraph-rsid="00236d78" style:font-weight-asian="normal" style:font-weight-complex="normal"/>
    </style:style>
    <style:style style:name="P19" style:family="paragraph" style:parent-style-name="Text_20_body">
      <style:text-properties style:font-name="inherit" fo:font-weight="normal" officeooo:rsid="00236d78" officeooo:paragraph-rsid="00260a77" style:font-weight-asian="normal" style:font-weight-complex="normal"/>
    </style:style>
    <style:style style:name="P20" style:family="paragraph" style:parent-style-name="Text_20_body">
      <style:text-properties style:font-name="inherit" fo:font-weight="normal" officeooo:rsid="00236d78" officeooo:paragraph-rsid="002747c2" style:font-weight-asian="normal" style:font-weight-complex="normal"/>
    </style:style>
    <style:style style:name="P21" style:family="paragraph" style:parent-style-name="Text_20_body">
      <style:text-properties style:font-name="inherit" fo:font-weight="normal" officeooo:rsid="00260a77" officeooo:paragraph-rsid="00260a77" style:font-weight-asian="normal" style:font-weight-complex="normal"/>
    </style:style>
    <style:style style:name="P22" style:family="paragraph" style:parent-style-name="Text_20_body">
      <style:text-properties style:font-name="inherit" fo:font-weight="normal" officeooo:rsid="002747c2" officeooo:paragraph-rsid="002747c2" style:font-weight-asian="normal" style:font-weight-complex="normal"/>
    </style:style>
    <style:style style:name="P23" style:family="paragraph" style:parent-style-name="Text_20_body">
      <style:text-properties style:font-name="inherit" officeooo:paragraph-rsid="001ddc86"/>
    </style:style>
    <style:style style:name="P24" style:family="paragraph" style:parent-style-name="Text_20_body">
      <style:text-properties style:font-name="inherit" officeooo:paragraph-rsid="001f7599"/>
    </style:style>
    <style:style style:name="P25" style:family="paragraph" style:parent-style-name="Text_20_body">
      <style:text-properties style:font-name="inherit" officeooo:rsid="00213410" officeooo:paragraph-rsid="00213410"/>
    </style:style>
    <style:style style:name="P26" style:family="paragraph" style:parent-style-name="Text_20_body">
      <style:text-properties style:font-name="inherit" officeooo:rsid="00223d28" officeooo:paragraph-rsid="00223d28"/>
    </style:style>
    <style:style style:name="P27" style:family="paragraph" style:parent-style-name="Text_20_body">
      <style:text-properties style:font-name="inherit" officeooo:paragraph-rsid="00236d78"/>
    </style:style>
    <style:style style:name="P28" style:family="paragraph" style:parent-style-name="Text_20_body">
      <style:text-properties style:font-name="inherit" officeooo:rsid="001d0cb4"/>
    </style:style>
    <style:style style:name="P29" style:family="paragraph" style:parent-style-name="Text_20_body">
      <style:text-properties style:font-name="inherit" officeooo:rsid="00236d78" officeooo:paragraph-rsid="00236d78"/>
    </style:style>
    <style:style style:name="P30" style:family="paragraph" style:parent-style-name="Text_20_body">
      <style:text-properties fo:font-weight="bold" style:font-weight-asian="bold" style:font-weight-complex="bold"/>
    </style:style>
    <style:style style:name="P31" style:family="paragraph" style:parent-style-name="Text_20_body">
      <style:text-properties fo:font-weight="normal" officeooo:rsid="002d01db" officeooo:paragraph-rsid="002d01db" style:font-weight-asian="normal" style:font-weight-complex="normal"/>
    </style:style>
    <style:style style:name="P32" style:family="paragraph" style:parent-style-name="Text_20_body">
      <style:text-properties officeooo:paragraph-rsid="00284414"/>
    </style:style>
    <style:style style:name="P33" style:family="paragraph" style:parent-style-name="Text_20_body">
      <style:text-properties officeooo:paragraph-rsid="002d01db"/>
    </style:style>
    <style:style style:name="P34" style:family="paragraph" style:parent-style-name="Standard">
      <style:text-properties fo:font-size="9pt"/>
    </style:style>
    <style:style style:name="P35" style:family="paragraph" style:parent-style-name="Text_20_body">
      <style:text-properties style:font-name="inherit" officeooo:rsid="002d01db" officeooo:paragraph-rsid="002d01db"/>
    </style:style>
    <style:style style:name="P36" style:family="paragraph" style:parent-style-name="Text_20_body">
      <style:text-properties style:font-name="inherit" officeooo:paragraph-rsid="00284414"/>
    </style:style>
    <style:style style:name="P37" style:family="paragraph" style:parent-style-name="Text_20_body">
      <style:text-properties style:font-name="inherit" fo:font-weight="bold" officeooo:rsid="002747c2" officeooo:paragraph-rsid="002d01db" style:font-weight-asian="bold" style:font-weight-complex="bold"/>
    </style:style>
    <style:style style:name="P38" style:family="paragraph" style:parent-style-name="Text_20_body">
      <style:text-properties style:font-name="inherit" fo:font-weight="normal" officeooo:rsid="002747c2" officeooo:paragraph-rsid="002d01db" style:font-weight-asian="normal" style:font-weight-complex="normal"/>
    </style:style>
    <style:style style:name="P39" style:family="paragraph" style:parent-style-name="Text_20_body">
      <style:text-properties style:font-name="inherit" fo:font-weight="normal" officeooo:rsid="002747c2" officeooo:paragraph-rsid="002f96df" style:font-weight-asian="normal" style:font-weight-complex="normal"/>
    </style:style>
    <style:style style:name="P40" style:family="paragraph" style:parent-style-name="Text_20_body">
      <style:text-properties style:font-name="inherit" style:text-underline-style="solid" style:text-underline-width="auto" style:text-underline-color="font-color" fo:font-weight="bold" officeooo:rsid="0035fb7b" officeooo:paragraph-rsid="0035fb7b" style:font-weight-asian="bold" style:font-weight-complex="bold"/>
    </style:style>
    <style:style style:name="P41" style:family="paragraph" style:parent-style-name="Text_20_body">
      <style:text-properties style:font-name="inherit" style:text-underline-style="solid" style:text-underline-width="auto" style:text-underline-color="font-color" fo:font-weight="bold" officeooo:rsid="001ddc86" officeooo:paragraph-rsid="001ddc86" style:font-weight-asian="bold" style:font-weight-complex="bold"/>
    </style:style>
    <style:style style:name="T1" style:family="text">
      <style:text-properties officeooo:rsid="001be62d"/>
    </style:style>
    <style:style style:name="T2" style:family="text">
      <style:text-properties style:font-name="inherit"/>
    </style:style>
    <style:style style:name="T3" style:family="text">
      <style:text-properties style:font-name="inherit" officeooo:rsid="001be62d"/>
    </style:style>
    <style:style style:name="T4" style:family="text">
      <style:text-properties style:font-name="inherit" style:text-underline-style="none" officeooo:rsid="001d0cb4"/>
    </style:style>
    <style:style style:name="T5" style:family="text">
      <style:text-properties style:font-name="inherit" officeooo:rsid="001d0cb4"/>
    </style:style>
    <style:style style:name="T6" style:family="text">
      <style:text-properties style:font-name="inherit" officeooo:rsid="00223d28"/>
    </style:style>
    <style:style style:name="T7" style:family="text">
      <style:text-properties style:font-name="inherit" fo:font-weight="normal" officeooo:rsid="00236d78" style:font-weight-asian="normal" style:font-weight-complex="normal"/>
    </style:style>
    <style:style style:name="T8" style:family="text">
      <style:text-properties style:font-name="inherit" officeooo:rsid="002414d4"/>
    </style:style>
    <style:style style:name="T9" style:family="text">
      <style:text-properties style:font-name="inherit" officeooo:rsid="00252343"/>
    </style:style>
    <style:style style:name="T10" style:family="text">
      <style:text-properties style:font-name="inherit" fo:font-weight="bold" style:font-weight-asian="bold" style:font-weight-complex="bold"/>
    </style:style>
    <style:style style:name="T11" style:family="text">
      <style:text-properties style:font-name="inherit" fo:font-weight="bold" officeooo:rsid="00284414" style:font-weight-asian="bold" style:font-weight-complex="bold"/>
    </style:style>
    <style:style style:name="T12" style:family="text">
      <style:text-properties style:font-name="inherit" fo:font-weight="bold" officeooo:rsid="00284fb4" style:font-weight-asian="bold" style:font-weight-complex="bold"/>
    </style:style>
    <style:style style:name="T13" style:family="text">
      <style:text-properties style:font-name="inherit" officeooo:rsid="002747c2"/>
    </style:style>
    <style:style style:name="T14" style:family="text">
      <style:text-properties style:font-name="inherit" officeooo:rsid="00284414"/>
    </style:style>
    <style:style style:name="T15" style:family="text">
      <style:text-properties style:font-name="inherit" officeooo:rsid="00316fb6"/>
    </style:style>
    <style:style style:name="T16" style:family="text">
      <style:text-properties style:font-name="inherit" officeooo:rsid="0032e9e5"/>
    </style:style>
    <style:style style:name="T17" style:family="text">
      <style:text-properties officeooo:rsid="001ddc86"/>
    </style:style>
    <style:style style:name="T18" style:family="text">
      <style:text-properties officeooo:rsid="001f7599"/>
    </style:style>
    <style:style style:name="T19" style:family="text">
      <style:text-properties officeooo:rsid="00213410"/>
    </style:style>
    <style:style style:name="T20" style:family="text">
      <style:text-properties officeooo:rsid="00223d28"/>
    </style:style>
    <style:style style:name="T21" style:family="text">
      <style:text-properties officeooo:rsid="00236d78"/>
    </style:style>
    <style:style style:name="T22" style:family="text">
      <style:text-properties officeooo:rsid="00260a77"/>
    </style:style>
    <style:style style:name="T23" style:family="text">
      <style:text-properties officeooo:rsid="0027263f"/>
    </style:style>
    <style:style style:name="T24" style:family="text">
      <style:text-properties style:text-underline-style="solid" style:text-underline-width="auto" style:text-underline-color="font-color" officeooo:rsid="002ea390"/>
    </style:style>
    <style:style style:name="T25" style:family="text">
      <style:text-properties officeooo:rsid="002f96df"/>
    </style:style>
    <style:style style:name="T26" style:family="text">
      <style:text-properties officeooo:rsid="0035278f"/>
    </style:style>
    <style:style style:name="T27" style:family="text">
      <style:text-properties officeooo:rsid="0035fb7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 text:c="32"/><text:span text:style-name="T24">CSS Task-1</text:span></text:p>
      <text:p text:style-name="P3">1. Abbreviate CSS?</text:p>
      <text:p text:style-name="Text_20_body"><text:span text:style-name="T3">CSS stands for </text:span><text:span text:style-name="T2">Cascading Style Sheets.</text:span></text:p>
      <text:p text:style-name="P3"/>
      <text:p text:style-name="P3">2. Why CSS is required?</text:p>
      <text:p text:style-name="P2"><text:span text:style-name="T1">This </text:span>style sheet language used for describing the presentation of a document written in a markup language like HTML.</text:p>
      <text:p text:style-name="P2">CSS files define font, size, color, spacing, border and location of HTML information on a web page, and can also be used to create a continuous look throughout multiple pages of a website.</text:p>
      <text:p text:style-name="P13">Here are 5 great reasons for why CSS is required:</text:p>
      <text:p text:style-name="P30"><text:span text:style-name="T4">1</text:span><text:span text:style-name="T2">.Consistency</text:span></text:p>
      <text:p text:style-name="P1">By making one change to your website's CSS style sheet, you can automatically make it to every page of your website.</text:p>
      <text:p text:style-name="P28"/>
      <text:p text:style-name="P30"><text:span text:style-name="T5">2.</text:span><text:span text:style-name="T2">Bandwidth Reduction</text:span></text:p>
      <text:p text:style-name="P1">When CSS separates your website's content from its design language, you dramatically reduce your file transfer size.</text:p>
      <text:p text:style-name="P28"/>
      <text:p text:style-name="P30"><text:span text:style-name="T5">3</text:span><text:span text:style-name="T2">.Search Engines</text:span></text:p>
      <text:p text:style-name="P23">CSS is considered a clean coding technique, which means search engines won't have to struggle to "read" its content. </text:p>
      <text:p text:style-name="P23">Also, using CSS will leave your website with more content than code – and content is critical to your search engine success.</text:p>
      <text:p text:style-name="P28"/>
      <text:p text:style-name="P30"><text:span text:style-name="T5">4.</text:span><text:span text:style-name="T2">Browser Compatibility</text:span></text:p>
      <text:p text:style-name="P23"><text:span text:style-name="T17">W</text:span>hich makes browser compatibility a major issue for your website. </text:p>
      <text:p text:style-name="P23">CSS stylesheets increase your website's adaptability and ensure that more visitors will be able to view your website in the way you intended.</text:p>
      <text:p text:style-name="P30"><text:span text:style-name="T5">5.</text:span><text:span text:style-name="T2">Viewing Options</text:span></text:p>
      <text:p text:style-name="P2">CSS can help you tackle this challenge by allowing the same markup page to be presented in different viewing styles.</text:p>
      <text:p text:style-name="P2"><text:soft-page-break/><text:s/>for example, you may create a separate stylesheet for print or for a mobile device.</text:p>
      <text:p text:style-name="P2">With so many advantages to offer, CSS is a wise choice for web design. </text:p>
      <text:p text:style-name="P2">If you're interested in making your website load faster, look better and rank higher, consider using CSS to create a new website or improve an existing website.</text:p>
      <text:p text:style-name="P3">3. What are internal and external stylesheets?. Which is recommended in development, why?</text:p>
      <text:p text:style-name="P41">Internal stylesheet:</text:p>
      <text:p text:style-name="P24">Internal Style Sheets and Inline Styles.</text:p>
      <text:p text:style-name="P24"><text:s/>In some situations, you might want to specify styles that will be used in only one web page.</text:p>
      <text:p text:style-name="P24"><text:span text:style-name="T18">I</text:span>n which case you can enclose a style sheet between &lt;style&gt; and &lt;/style&gt; tags and include it directly in an HTML document.</text:p>
      <text:p text:style-name="P4">Ex:</text:p>
      <text:p text:style-name="P4">&lt;style&gt;</text:p>
      <text:p text:style-name="P4"><text:tab/>header{</text:p>
      <text:p text:style-name="P4"><text:tab/><text:tab/>background-color:gr<text:span text:style-name="T26">ay</text:span>;</text:p>
      <text:p text:style-name="P4"><text:tab/><text:tab/>color:<text:span text:style-name="T26">gold</text:span>;</text:p>
      <text:p text:style-name="P4"><text:tab/>}</text:p>
      <text:p text:style-name="P4">&lt;/style&gt;</text:p>
      <text:p text:style-name="P4">This is <text:span text:style-name="T27">internall</text:span> styling....</text:p>
      <text:p text:style-name="P4"/>
      <text:p text:style-name="P40">inline styling:</text:p>
      <text:p text:style-name="P4">&lt;h1 style=”background-color:green;color:white;text-align:center;”&gt;Welcome To Smartcity&lt;/h1&gt;</text:p>
      <text:p text:style-name="P4">This is the <text:span text:style-name="T27">inline</text:span> <text:span text:style-name="T27">css</text:span>....</text:p>
      <text:p text:style-name="P4"/>
      <text:p text:style-name="P5">external stylesheet:</text:p>
      <text:p text:style-name="P1">An External Style Sheet is a file containing only CSS syntax.</text:p>
      <text:p text:style-name="P25">It provides a link for external stylesheet.</text:p>
      <text:p text:style-name="P6">Code:</text:p>
      <text:p text:style-name="P6">&lt;link rel="stylesheet"type="text/css"href="styles.css"media="all"&gt;</text:p>
      <text:p text:style-name="P6"><text:soft-page-break/>This is a external stylesheet code it is entered in a html head part.</text:p>
      <text:p text:style-name="P1">The style information is not <text:span text:style-name="T19">detailed manner</text:span> tied directly to the document's elements, so Selector syntax is used to specify what styles attach to which portions of the document tree.</text:p>
      <text:p text:style-name="P14">In most of the developers recommend External stylesheet:</text:p>
      <text:p text:style-name="P16">Here are some great reasons for why external stylesheet is required.</text:p>
      <text:p text:style-name="P1"><text:span text:style-name="T20">1.E</text:span>verything is stored within a single file.</text:p>
      <text:p text:style-name="Text_20_body"><text:span text:style-name="T6">2.</text:span><text:span text:style-name="T2"> </text:span><text:span text:style-name="T6">I</text:span><text:span text:style-name="T2">t </text:span><text:span text:style-name="T6">is </text:span><text:span text:style-name="T2">easier to maintain larger websites.</text:span></text:p>
      <text:p text:style-name="Text_20_body"><text:span text:style-name="T6">3.O</text:span><text:span text:style-name="T2">nce changed/updated, the changes are reflected on all other pages that reference the stylesheet.</text:span></text:p>
      <text:p text:style-name="Text_20_body"><text:span text:style-name="T6">4.P</text:span><text:span text:style-name="T2">ages load quick</text:span><text:span text:style-name="T6">ly.</text:span></text:p>
      <text:p text:style-name="Text_20_body"><text:span text:style-name="T6">5.A</text:span><text:span text:style-name="T2">s a result bandwidth goes down.</text:span></text:p>
      <text:p text:style-name="Text_20_body"><text:span text:style-name="T6">6.E</text:span><text:span text:style-name="T2">ffectively, you’re able to change the entire look and feel of a website through a single file.</text:span></text:p>
      <text:p text:style-name="P10">So my choice is external stylesheet ....why because i have created in some webpage designs in that case i have faced some issues.so i will choose this external stylesheet.already i explained some reasons in above part of the article...</text:p>
      <text:p text:style-name="P10"/>
      <text:p text:style-name="P12">Perform these tasks:</text:p>
      <text:p text:style-name="P3">Task-1: Make a buttons using CSS!</text:p>
      <text:p text:style-name="P7">Demo:</text:p>
      <text:p text:style-name="P29">&lt;!DOCTYPE html&gt;</text:p>
      <text:p text:style-name="P29">&lt;html&gt;</text:p>
      <text:p text:style-name="P29"><text:tab/>&lt;head&gt;</text:p>
      <text:p text:style-name="P29"><text:tab/><text:tab/>&lt;style&gt;</text:p>
      <text:p text:style-name="P29"><text:tab/><text:tab/><text:tab/>.button {</text:p>
      <text:p text:style-name="P29"><text:s text:c="4"/><text:tab/><text:tab/><text:tab/><text:tab/>background-color: green;</text:p>
      <text:p text:style-name="P29"><text:s text:c="4"/><text:tab/><text:tab/><text:tab/><text:tab/>border: 3px solid red;</text:p>
      <text:p text:style-name="P29"><text:s text:c="4"/><text:tab/><text:tab/><text:tab/><text:tab/>color: white;</text:p>
      <text:p text:style-name="P29"><text:s text:c="4"/><text:tab/><text:tab/><text:tab/><text:tab/>padding: 15px 32px;</text:p>
      <text:p text:style-name="P29"><text:s text:c="4"/><text:tab/><text:tab/><text:tab/><text:tab/>text-align: center;</text:p>
      <text:p text:style-name="P29"><text:s text:c="4"/><text:tab/><text:tab/><text:tab/><text:tab/>text-decoration: none;</text:p>
      <text:p text:style-name="P29"><text:soft-page-break/><text:s text:c="4"/><text:tab/><text:tab/><text:tab/><text:tab/>display: inline-block;</text:p>
      <text:p text:style-name="P29"><text:s text:c="4"/><text:tab/><text:tab/><text:tab/><text:tab/>font-size: 16px;</text:p>
      <text:p text:style-name="P29"><text:s text:c="4"/><text:tab/><text:tab/><text:tab/><text:tab/>margin: 4px 2px;</text:p>
      <text:p text:style-name="P29"><text:s text:c="4"/><text:tab/><text:tab/><text:tab/><text:tab/>cursor: pointer;</text:p>
      <text:p text:style-name="P29"><text:tab/><text:tab/><text:tab/>}</text:p>
      <text:p text:style-name="P29"><text:tab/><text:tab/>&lt;/style&gt;</text:p>
      <text:p text:style-name="P29"><text:tab/>&lt;/head&gt;</text:p>
      <text:p text:style-name="P29"><text:tab/>&lt;body&gt;</text:p>
      <text:p text:style-name="P29"><text:tab/><text:tab/>&lt;h2&gt;CSS Buttons&lt;/h2&gt;</text:p>
      <text:p text:style-name="P29"><text:tab/><text:tab/>&lt;p&gt;Here i mentioned 4 types of buttons.&lt;/p&gt;</text:p>
      <text:p text:style-name="P29"><text:tab/><text:tab/>&lt;p&gt;1.Default Button 2.Link Button 3.Button 4.Input Button&lt;/p&gt;</text:p>
      <text:p text:style-name="P29"><text:tab/><text:tab/>&lt;button&gt;Default Button&lt;/button&gt;</text:p>
      <text:p text:style-name="P29"><text:tab/><text:tab/>&lt;br&gt;</text:p>
      <text:p text:style-name="P29"><text:tab/><text:tab/>&lt;a href="#" class="button"&gt;Link Button&lt;/a&gt;&lt;br&gt;</text:p>
      <text:p text:style-name="P29"><text:tab/><text:tab/>&lt;button class="button"&gt;Button&lt;/button&gt;&lt;br&gt;</text:p>
      <text:p text:style-name="P29"><text:tab/><text:tab/>&lt;input type="button" class="button" value="Input Button"&gt;</text:p>
      <text:p text:style-name="P29"><text:tab/>&lt;/body&gt;</text:p>
      <text:p text:style-name="P29">&lt;/html&gt;</text:p>
      <text:p text:style-name="P27"/>
      <text:p text:style-name="P8">Task-2: Setting a background image for a page:</text:p>
      <text:p text:style-name="P9">Demo:</text:p>
      <text:p text:style-name="P18">&lt;!DOCTYPE html&gt;</text:p>
      <text:p text:style-name="P18"><text:tab/>&lt;html&gt;</text:p>
      <text:p text:style-name="P18"><text:tab/><text:tab/>&lt;head&gt;</text:p>
      <text:p text:style-name="P18"><text:tab/><text:tab/><text:tab/>&lt;title&gt;Setting a background image for a page&lt;/title&gt;</text:p>
      <text:p text:style-name="P18"><text:tab/><text:tab/><text:tab/>&lt;style&gt;</text:p>
      <text:p text:style-name="Text_20_body"><text:span text:style-name="T7"><text:tab/><text:tab/><text:tab/><text:tab/></text:span><text:span text:style-name="T2">body{<text:line-break/><text:tab/><text:tab/><text:tab/><text:tab/><text:tab/>background-image:url("</text:span><text:span text:style-name="T16">1</text:span><text:span text:style-name="T8">.</text:span><text:span text:style-name="T16">jpg</text:span><text:span text:style-name="T2">");<text:line-break/><text:tab/><text:tab/><text:tab/><text:tab/><text:tab/>color:</text:span><text:span text:style-name="T15">gold</text:span><text:span text:style-name="T2">;<text:line-break/><text:tab/><text:tab/><text:tab/><text:tab/>}</text:span></text:p>
      <text:p text:style-name="P18"><text:tab/><text:tab/><text:tab/>&lt;/style&gt;</text:p>
      <text:p text:style-name="P18"><text:soft-page-break/><text:tab/><text:tab/>&lt;/head&gt;</text:p>
      <text:p text:style-name="P18"><text:tab/><text:tab/>&lt;body&gt;</text:p>
      <text:p text:style-name="P18"><text:tab/><text:tab/><text:tab/>&lt;header&gt;</text:p>
      <text:p text:style-name="P18"><text:tab/><text:tab/><text:tab/><text:tab/>&lt;hgroup&gt;</text:p>
      <text:p text:style-name="P18"><text:tab/><text:tab/><text:tab/><text:tab/><text:tab/>&lt;h1&gt;Setting a background image for a page.</text:p>
      <text:p text:style-name="P18"><text:tab/><text:tab/><text:tab/><text:tab/><text:tab/>&lt;/h1&gt;</text:p>
      <text:p text:style-name="P18"><text:tab/><text:tab/><text:tab/><text:tab/>&lt;/hgroup&gt;</text:p>
      <text:p text:style-name="P18"><text:tab/><text:tab/><text:tab/><text:tab/></text:p>
      <text:p text:style-name="P18"><text:tab/><text:tab/><text:tab/>&lt;/header&gt;</text:p>
      <text:p text:style-name="P18"><text:tab/><text:tab/>&lt;/body&gt;</text:p>
      <text:p text:style-name="P18"><text:tab/>&lt;/html&gt;</text:p>
      <text:p text:style-name="P1"/>
      <text:p text:style-name="P3">Task-3: Setting text color and background color:</text:p>
      <text:p text:style-name="P11">Demo:</text:p>
      <text:p text:style-name="P21">&lt;!DOCTYPE html&gt;</text:p>
      <text:p text:style-name="P21"><text:tab/>&lt;html&gt;</text:p>
      <text:p text:style-name="P21"><text:tab/><text:tab/>&lt;head&gt;</text:p>
      <text:p text:style-name="P21"><text:tab/><text:tab/><text:tab/>&lt;title&gt;Setting text color and background color&lt;/title&gt;</text:p>
      <text:p text:style-name="P21"><text:tab/><text:tab/><text:tab/>&lt;style&gt;</text:p>
      <text:p text:style-name="P21"><text:tab/><text:tab/><text:tab/><text:tab/>body{</text:p>
      <text:p text:style-name="P21"><text:tab/><text:tab/><text:tab/><text:tab/><text:tab/>background-color:<text:span text:style-name="T23">grey</text:span>;</text:p>
      <text:p text:style-name="P21"><text:tab/><text:tab/><text:tab/><text:tab/><text:tab/>color:white;<text:tab/><text:tab/></text:p>
      <text:p text:style-name="P21"><text:tab/><text:tab/><text:tab/><text:tab/>}</text:p>
      <text:p text:style-name="P21"><text:tab/><text:tab/><text:tab/>&lt;/style&gt;</text:p>
      <text:p text:style-name="P21"><text:tab/><text:tab/>&lt;/head&gt;</text:p>
      <text:p text:style-name="P21"><text:tab/><text:tab/><text:span text:style-name="T21">&lt;body&gt;</text:span></text:p>
      <text:p text:style-name="P19"><text:tab/><text:tab/><text:tab/>&lt;header&gt;</text:p>
      <text:p text:style-name="P19"><text:tab/><text:tab/><text:tab/><text:tab/>&lt;hgroup&gt;</text:p>
      <text:p text:style-name="P19"><text:tab/><text:tab/><text:tab/><text:tab/><text:tab/>&lt;h1&gt;<text:span text:style-name="T22">Setting text color and background color.</text:span></text:p>
      <text:p text:style-name="P19"><text:tab/><text:tab/><text:tab/><text:tab/><text:tab/>&lt;/h1&gt;</text:p>
      <text:p text:style-name="P19"><text:tab/><text:tab/><text:tab/><text:tab/>&lt;/hgroup&gt;</text:p>
      <text:p text:style-name="P19"><text:soft-page-break/><text:tab/><text:tab/><text:tab/><text:tab/></text:p>
      <text:p text:style-name="P19"><text:tab/><text:tab/><text:tab/>&lt;/header&gt;</text:p>
      <text:p text:style-name="P19"><text:tab/><text:tab/>&lt;/body&gt;</text:p>
      <text:p text:style-name="P19"><text:tab/>&lt;/html&gt;</text:p>
      <text:p text:style-name="P1"/>
      <text:p text:style-name="P3">Task-4: Setting all the font features with one declaration</text:p>
      <text:p text:style-name="P32"><text:span text:style-name="T14">CSS Font features </text:span><text:span text:style-name="T2">are a way to enable advanced text styles and effects as designed by the font author. </text:span></text:p>
      <text:p text:style-name="P32"><text:span text:style-name="T10">A font may support a number of features:</text:span><text:span text:style-name="T2"> </text:span></text:p>
      <text:p text:style-name="P35">1.font-style</text:p>
      <text:p text:style-name="P35">2.font-variant</text:p>
      <text:p text:style-name="P35">3.font-weight</text:p>
      <text:p text:style-name="P35">4.font-size/line-height</text:p>
      <text:p text:style-name="P35">5.font-family</text:p>
      <text:p text:style-name="P35">6.caption</text:p>
      <text:p text:style-name="P35">7.icon</text:p>
      <text:p text:style-name="P35">8.menu</text:p>
      <text:p text:style-name="P35">9.message-box</text:p>
      <text:p text:style-name="P35">10.small-caption</text:p>
      <text:p text:style-name="P35">11.status-bar</text:p>
      <text:p text:style-name="P35">12.initial</text:p>
      <text:p text:style-name="P35">13.inherit</text:p>
      <text:p text:style-name="P36">some examples include different kinds of ligatures, tabular numbers, or small caps. </text:p>
      <text:p text:style-name="P32"><text:span text:style-name="T2">Because the designer </text:span><text:span text:style-name="T14">clearly </text:span><text:span text:style-name="T2">created forms for these variants in the font file, using font features is the highest quality way of achieving these effects.</text:span></text:p>
      <text:p text:style-name="Text_20_body"><text:span text:style-name="Source_20_Text"><text:span text:style-name="T10">Font-variant-ligatures</text:span></text:span></text:p>
      <text:p text:style-name="P32"><text:span text:style-name="Source_20_Text"><text:span text:style-name="T10">Font-variant-</text:span></text:span><text:span text:style-name="Source_20_Text"><text:span text:style-name="T11">position</text:span></text:span></text:p>
      <text:p text:style-name="P32"><text:span text:style-name="Source_20_Text"><text:span text:style-name="T10">Font-variant-</text:span></text:span><text:span text:style-name="Source_20_Text"><text:span text:style-name="T11">numeric</text:span></text:span></text:p>
      <text:p text:style-name="P32"><text:span text:style-name="Source_20_Text"><text:span text:style-name="T10">Font-variant-</text:span></text:span><text:span text:style-name="Source_20_Text"><text:span text:style-name="T11">alternates</text:span></text:span></text:p>
      <text:p text:style-name="P32"><text:span text:style-name="Source_20_Text"><text:span text:style-name="T10">Font-variant-</text:span></text:span><text:span text:style-name="Source_20_Text"><text:span text:style-name="T11">east-asian</text:span></text:span></text:p>
      <text:p text:style-name="P33"><text:soft-page-break/><text:span text:style-name="Source_20_Text"><text:span text:style-name="T11">Font-variant-</text:span></text:span><text:span text:style-name="Source_20_Text"><text:span text:style-name="T12">small-caps</text:span></text:span></text:p>
      <text:p text:style-name="P37">Demo:</text:p>
      <text:p text:style-name="P38">&lt;!DOCTYPE html&gt;</text:p>
      <text:p text:style-name="P38"><text:tab/>&lt;html&gt;</text:p>
      <text:p text:style-name="P38"><text:tab/><text:tab/>&lt;head&gt;</text:p>
      <text:p text:style-name="P38"><text:tab/><text:tab/><text:tab/>&lt;title&gt;All CSS font features&lt;/title&gt;</text:p>
      <text:p text:style-name="P31"><text:span text:style-name="T13"><text:tab/><text:tab/><text:tab/>&lt;styl</text:span><text:span text:style-name="T2">e&gt;</text:span></text:p>
      <text:p text:style-name="P38"><text:tab/><text:tab/><text:tab/><text:tab/><text:tab/>h1,p {</text:p>
      <text:p text:style-name="P39"><text:tab/><text:tab/><text:tab/><text:tab/><text:tab/><text:tab/>/*<text:span text:style-name="T25">This is a short hand code for font <text:tab/><text:tab/><text:tab/><text:tab/><text:tab/><text:tab/><text:tab/><text:tab/>features/*</text:span><text:tab/><text:tab/><text:tab/><text:tab/><text:tab/><text:tab/></text:p>
      <text:p text:style-name="P39"><text:span text:style-name="T25"><text:tab/><text:tab/><text:tab/><text:tab/><text:tab/><text:tab/>font:italic bolder small-caps 2.5em <text:tab/><text:tab/><text:tab/><text:tab/><text:tab/><text:tab/><text:tab/><text:tab/>Times,Times,serif;</text:span></text:p>
      <text:p text:style-name="P39"/>
      <text:p text:style-name="P39"><text:tab/><text:tab/><text:tab/><text:tab/><text:tab/><text:tab/>/*font-style: italic;</text:p>
      <text:p text:style-name="P38"><text:tab/><text:tab/><text:tab/><text:tab/><text:tab/><text:tab/>font-variant:small-caps;</text:p>
      <text:p text:style-name="P38"><text:tab/><text:tab/><text:tab/><text:tab/><text:tab/><text:tab/>font-weight:bolder;</text:p>
      <text:p text:style-name="P38"><text:tab/><text:tab/><text:tab/><text:tab/><text:tab/><text:tab/>line-height:initial;</text:p>
      <text:p text:style-name="P38"><text:tab/><text:tab/><text:tab/><text:tab/><text:tab/><text:tab/>font-family:times;</text:p>
      <text:p text:style-name="P38"><text:tab/><text:tab/><text:tab/><text:tab/><text:tab/><text:tab/>font-size: 2.5em;</text:p>
      <text:p text:style-name="P38"><text:tab/><text:tab/><text:tab/><text:tab/><text:tab/><text:tab/>font-stretch:extra-expanded;</text:p>
      <text:p text:style-name="P38"><text:tab/><text:tab/><text:tab/><text:tab/><text:tab/><text:tab/>font-variant:alternate;*/</text:p>
      <text:p text:style-name="P38"><text:tab/><text:tab/><text:tab/><text:tab/><text:tab/><text:tab/></text:p>
      <text:p text:style-name="P38"><text:tab/><text:tab/><text:tab/><text:tab/><text:tab/>}</text:p>
      <text:p text:style-name="P38"><text:tab/><text:tab/><text:tab/>&lt;/style&gt;</text:p>
      <text:p text:style-name="P38"><text:tab/><text:tab/>&lt;/head&gt;</text:p>
      <text:p text:style-name="P38"><text:tab/><text:tab/>&lt;body&gt;</text:p>
      <text:p text:style-name="P38"><text:tab/><text:tab/><text:tab/>&lt;h1&gt;All CSS font features&lt;/h1&gt;</text:p>
      <text:p text:style-name="P38"><text:tab/><text:tab/><text:tab/>&lt;p&gt;font-style: normal|italic|oblique|initial|inherit;&lt;/p&gt;</text:p>
      <text:p text:style-name="P38"><text:tab/><text:tab/><text:tab/>&lt;p&gt;font-variant: normal|small-caps|initial|inherit;&lt;/p&gt;</text:p>
      <text:p text:style-name="P31"><text:span text:style-name="T13"><text:tab/><text:tab/><text:tab/>&lt;p&gt;font-weight: normal|bold|bolder|lighter|number|initial</text:span><text:span text:style-name="T2">|<text:tab/><text:tab/><text:tab/><text:tab/><text:tab/></text:span><text:span text:style-name="T13">inherit;&lt;/p&gt;</text:span></text:p>
      <text:p text:style-name="P38"><text:soft-page-break/><text:tab/><text:tab/><text:tab/>&lt;p&gt;line-height: normal|number|length|initial|inherit;&lt;/p&gt;</text:p>
      <text:p text:style-name="P31"><text:span text:style-name="T13"><text:tab/><text:tab/><text:tab/>&lt;p&gt;font-family: family-name|generic-family|initial</text:span><text:span text:style-name="T2">|<text:tab/><text:tab/><text:tab/><text:tab/><text:tab/><text:tab/></text:span><text:span text:style-name="T13">inherit;&lt;/p&gt;</text:span></text:p>
      <text:p text:style-name="P38"><text:tab/><text:tab/><text:tab/>&lt;p&gt;The browser font used in"caption" captioned <text:tab/><text:tab/><text:tab/><text:tab/><text:tab/><text:tab/>controls.&lt;/p&gt;</text:p>
      <text:p text:style-name="P38"><text:tab/><text:tab/><text:tab/>&lt;p&gt;The browser font used in "icon"icon labels.&lt;/p&gt;</text:p>
      <text:p text:style-name="P38"><text:tab/><text:tab/><text:tab/>&lt;p&gt;The browser font used in "menu" dropdown menus.&lt;/p&gt;</text:p>
      <text:p text:style-name="P38"><text:tab/><text:tab/><text:tab/>&lt;p&gt;The browser font used in"message-box" dialog <text:tab/><text:tab/><text:tab/><text:tab/><text:tab/><text:tab/>boxes.&lt;/p&gt;</text:p>
      <text:p text:style-name="P38"><text:tab/><text:tab/><text:tab/>&lt;p&gt;A smaller version of the "small-caption"caption font.&lt;/p&gt;</text:p>
      <text:p text:style-name="P38"><text:tab/><text:tab/><text:tab/>&lt;p&gt;The browser font used in the "status-bar"status bar.&lt;/p&gt;</text:p>
      <text:p text:style-name="P38"><text:tab/><text:tab/>&lt;/body&gt;</text:p>
      <text:p text:style-name="P38"><text:tab/>&lt;/html&gt;</text:p>
      <text:p text:style-name="P38"/>
      <text:p text:style-name="P38"/>
      <text:p text:style-name="P20"/>
      <text:p text:style-name="P22"/>
      <text:p text:style-name="P17"/>
      <text:p text:style-name="P10"/>
      <text:p text:style-name="P10"/>
      <text:p text:style-name="P1"/>
      <text:p text:style-name="P26"/>
      <text:p text:style-name="P16"/>
      <text:p text:style-name="P15"/>
      <text:p text:style-name="P1"/>
      <text:p text:style-name="P1"/>
      <text:p text:style-name="P4"/>
      <text:p text:style-name="P34"/>
      <text:p text:style-name="P2"/>
      <text:p text:style-name="P2"/>
      <text:p text:style-name="P28"/>
      <text:p text:style-name="P1"/>
      <text:p text:style-name="P1"><text:soft-page-break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F Mono" svg:font-family="'SF Mono', Menlo, monospace"/>
    <style:font-face style:name="inherit" svg:font-family="inherit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6T09:07:27.519628621</meta:creation-date>
    <dc:date>2018-08-06T16:31:22.167089006</dc:date>
    <meta:editing-duration>PT59M18S</meta:editing-duration>
    <meta:editing-cycles>10</meta:editing-cycles>
    <meta:generator>LibreOffice/5.1.6.2$Linux_X86_64 LibreOffice_project/10m0$Build-2</meta:generator>
    <meta:document-statistic meta:table-count="0" meta:image-count="0" meta:object-count="0" meta:page-count="9" meta:paragraph-count="189" meta:word-count="889" meta:character-count="6853" meta:non-whitespace-character-count="5687"/>
  </office:meta>
</office:document-meta>
</file>